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ef1b" officeooo:paragraph-rsid="0010ef1b"/>
    </style:style>
    <style:style style:name="P2" style:family="paragraph" style:parent-style-name="Standard">
      <style:text-properties officeooo:rsid="0011e478" officeooo:paragraph-rsid="0011e478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1e478" officeooo:paragraph-rsid="0011e478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2d4fe" officeooo:paragraph-rsid="0012d4f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47596" officeooo:paragraph-rsid="0014759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47596" officeooo:paragraph-rsid="00164fd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64fd6" officeooo:paragraph-rsid="00164fd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47596" officeooo:paragraph-rsid="00147596" style:font-size-asian="12.25pt" style:font-weight-asian="bold" style:font-size-complex="14pt" style:font-weight-complex="bold"/>
    </style:style>
    <style:style style:name="P9" style:family="paragraph" style:parent-style-name="Preformatted_20_Text">
      <style:text-properties fo:font-variant="normal" fo:text-transform="none" fo:color="#000000" style:font-name="monospace" fo:font-size="14pt" fo:letter-spacing="normal" fo:font-style="normal" fo:font-weight="normal" officeooo:rsid="0010ef1b" officeooo:paragraph-rsid="0010ef1b"/>
    </style:style>
    <style:style style:name="P10" style:family="paragraph" style:parent-style-name="Preformatted_20_Text">
      <style:paragraph-properties fo:margin-top="0in" fo:margin-bottom="0in" loext:contextual-spacing="false" style:line-height-at-least="0.2362in" fo:text-align="start" style:justify-single-word="false" fo:widows="1" fo:padding="0in" fo:border="none"/>
      <style:text-properties fo:font-variant="normal" fo:text-transform="none" fo:color="#000000" fo:font-size="10pt" fo:letter-spacing="normal" style:font-size-asian="10pt" style:font-size-complex="10pt"/>
    </style:style>
    <style:style style:name="P11" style:family="paragraph" style:parent-style-name="Preformatted_20_Text">
      <style:paragraph-properties fo:margin-top="0in" fo:margin-bottom="0in" loext:contextual-spacing="false" style:line-height-at-least="0.2362in" fo:text-align="center" style:justify-single-word="false" fo:widows="1" fo:padding="0in" fo:border="none"/>
      <style:text-properties fo:font-variant="normal" fo:text-transform="none" fo:color="#000000" style:font-name="monospace" fo:font-size="11pt" fo:letter-spacing="normal" fo:font-style="normal" fo:font-weight="normal" style:font-size-asian="11pt" style:font-size-complex="11pt"/>
    </style:style>
    <style:style style:name="P12" style:family="paragraph" style:parent-style-name="Preformatted_20_Text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monospace" fo:font-size="11pt" fo:letter-spacing="normal" fo:font-style="normal" fo:font-weight="normal" officeooo:rsid="0011e478" officeooo:paragraph-rsid="0011e478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text-line-through-style="none" style:text-line-through-type="none" officeooo:rsid="0011e478" officeooo:paragraph-rsid="0011e478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monospace" fo:font-size="10pt" fo:letter-spacing="normal" fo:font-style="normal" fo:font-weight="normal" officeooo:rsid="0010ef1b" officeooo:paragraph-rsid="0012d4fe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fo:font-weight="normal" officeooo:rsid="0011e478" officeooo:paragraph-rsid="0011e478" style:font-size-asian="9pt" style:font-weight-asian="normal" style:font-size-complex="9pt" style:font-weight-complex="normal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letter-spacing="normal" fo:font-style="normal" fo:font-weight="normal" officeooo:rsid="0011e478" officeooo:paragraph-rsid="0011e478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fo:font-weight="normal" officeooo:rsid="0012d4fe" officeooo:paragraph-rsid="0012d4fe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fo:font-weight="normal" officeooo:rsid="0012d4fe" officeooo:paragraph-rsid="00177845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fo:font-weight="normal" officeooo:rsid="00147596" officeooo:paragraph-rsid="00147596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fo:font-weight="normal" officeooo:rsid="00164fd6" officeooo:paragraph-rsid="00164fd6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fo:font-weight="bold" officeooo:rsid="00147596" officeooo:paragraph-rsid="00147596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letter-spacing="normal" fo:font-style="normal" fo:font-weight="normal" officeooo:rsid="0011e478" officeooo:paragraph-rsid="0011e478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Menlo-Regular" fo:font-size="15pt" fo:letter-spacing="normal" fo:font-style="normal" fo:font-weight="normal" officeooo:rsid="00147596" officeooo:paragraph-rsid="00147596" style:font-size-asian="1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Menlo-Regular" fo:font-size="15pt" fo:letter-spacing="normal" fo:font-style="normal" fo:font-weight="normal" officeooo:rsid="00147596" officeooo:paragraph-rsid="00147596" style:font-size-asian="1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77845" officeooo:paragraph-rsid="00177845"/>
    </style:style>
    <style:style style:name="P26" style:family="paragraph" style:parent-style-name="Standard">
      <style:text-properties officeooo:rsid="0011e478" officeooo:paragraph-rsid="0011e478"/>
    </style:style>
    <style:style style:name="P27" style:family="paragraph" style:parent-style-name="Standard">
      <style:text-properties officeooo:rsid="00177845" officeooo:paragraph-rsid="00177845"/>
    </style:style>
    <style:style style:name="P28" style:family="paragraph" style:parent-style-name="Standard">
      <style:text-properties fo:font-weight="bold" officeooo:rsid="00177845" officeooo:paragraph-rsid="00177845" style:font-weight-asian="bold" style:font-weight-complex="bold"/>
    </style:style>
    <style:style style:name="T1" style:family="text">
      <style:text-properties style:font-name="monospace" fo:font-style="normal" fo:font-weight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00" style:font-name="monospace" fo:font-size="10pt" fo:letter-spacing="normal" fo:font-style="normal" fo:font-weight="normal" officeooo:rsid="0010ef1b" style:font-size-asian="10pt" style:font-size-complex="10pt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style:font-size-asian="9pt" style:font-weight-asian="normal" style:font-size-complex="9pt" style:font-weight-complex="normal"/>
    </style:style>
    <style:style style:name="T6" style:family="text">
      <style:text-properties style:text-line-through-style="none" style:text-line-through-type="none" officeooo:rsid="0011e478" style:font-size-asian="9pt" style:font-weight-asian="normal" style:font-size-complex="9pt" style:font-weight-complex="normal"/>
    </style:style>
    <style:style style:name="T7" style:family="text">
      <style:text-properties style:text-line-through-style="none" style:text-line-through-type="none" officeooo:rsid="0012d4fe" style:font-size-asian="9pt" style:font-weight-asian="normal" style:font-size-complex="9pt" style:font-weight-complex="normal"/>
    </style:style>
    <style:style style:name="T8" style:family="text">
      <style:text-properties style:text-line-through-style="none" style:text-line-through-type="none" style:font-name="monospace" style:font-weight-asian="normal" style:font-weight-complex="normal"/>
    </style:style>
    <style:style style:name="T9" style:family="text">
      <style:text-properties style:text-line-through-style="none" style:text-line-through-type="none" style:font-name="monospace" fo:font-size="10pt" officeooo:rsid="0010ef1b" style:font-size-asian="10pt" style:font-weight-asian="normal" style:font-size-complex="10pt" style:font-weight-complex="normal"/>
    </style:style>
    <style:style style:name="T10" style:family="text">
      <style:text-properties style:text-line-through-style="none" style:text-line-through-type="none" style:font-name="monospace" fo:font-size="10pt" officeooo:rsid="0010ef1b" style:font-size-asian="10pt" style:font-size-complex="10pt"/>
    </style:style>
    <style:style style:name="T11" style:family="text">
      <style:text-properties style:text-line-through-style="none" style:text-line-through-type="none" style:font-name="monospace" fo:font-size="10pt" officeooo:rsid="0010ef1b" style:font-size-asian="9pt" style:font-weight-asian="normal" style:font-size-complex="9pt" style:font-weight-complex="normal"/>
    </style:style>
    <style:style style:name="T12" style:family="text">
      <style:text-properties style:text-line-through-style="none" style:text-line-through-type="none" officeooo:rsid="0010ef1b"/>
    </style:style>
    <style:style style:name="T13" style:family="text">
      <style:text-properties style:text-line-through-style="none" style:text-line-through-type="none" officeooo:rsid="00147596"/>
    </style:style>
    <style:style style:name="T14" style:family="text">
      <style:text-properties style:text-line-through-style="none" style:text-line-through-type="none" style:font-name="Menlo-Regular" fo:font-size="15pt" fo:font-weight="bold" style:font-size-asian="15pt" style:font-weight-asian="bold" style:font-weight-complex="bold"/>
    </style:style>
    <style:style style:name="T15" style:family="text">
      <style:text-properties style:text-line-through-style="none" style:text-line-through-type="none" officeooo:rsid="00164fd6"/>
    </style:style>
    <style:style style:name="T16" style:family="text">
      <style:text-properties style:text-line-through-style="none" style:text-line-through-type="none" fo:font-size="15pt" style:font-size-asian="15pt"/>
    </style:style>
    <style:style style:name="T17" style:family="text">
      <style:text-properties style:text-line-through-style="none" style:text-line-through-type="none" fo:font-size="15pt" officeooo:rsid="00164fd6" style:font-size-asian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47596"/>
    </style:style>
    <style:style style:name="T20" style:family="text">
      <style:text-properties officeooo:rsid="001778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8">DANA LITOVSKY ALCALA</text:span><text:tab/><text:tab/><text:tab/><text:tab/><text:tab/><text:tab/>Machine Learning, report <text:span text:style-name="T20">3</text:span></text:p>
      <text:p text:style-name="P1"/>
      <text:p text:style-name="P1"/>
      <text:p text:style-name="P27">In the previous report, I provided a summary analysis of the loan and debt delinquency data. In this report, I will discuss more advanced machine learning classifiers I applied to the data to understand </text:p>
      <text:p text:style-name="P2">what factors make individuals more likely to not be able to pay debt.</text:p>
      <text:p text:style-name="P2"/>
      <text:p text:style-name="P28">Recall the attributes of the data:</text:p>
      <text:p text:style-name="P1"/>
      <text:p text:style-name="P9"><text:tab/>“<text:span text:style-name="T2">SeriousDlqin2yrs', 'RevolvingUtilizationOfUnsecuredLines',</text:span></text:p>
      <text:p text:style-name="P10"><text:s text:c="7"/><text:span text:style-name="T1">'age', 'NumberOfTime30-59DaysPastDueNotWorse', 'DebtRatio',</text:span></text:p>
      <text:p text:style-name="P10"><text:s text:c="7"/><text:span text:style-name="T1">'MonthlyIncome', 'NumberOfOpenCreditLinesAndLoans',</text:span></text:p>
      <text:p text:style-name="P10"><text:s text:c="7"/><text:span text:style-name="T1">'NumberOfTimes90DaysLate', 'NumberRealEstateLoansOrLines',</text:span></text:p>
      <text:p text:style-name="P10"><text:s text:c="7"/><text:span text:style-name="T1">'NumberOfTime60-89DaysPastDueNotWorse', 'NumberOfDependents”</text:span></text:p>
      <text:p text:style-name="P1"/>
      <text:p text:style-name="P2">Where <text:s/><text:span text:style-name="T3">SeriousDlqin2yrs </text:span>i<text:span text:style-name="T19">s 1</text:span><text:span text:style-name="T4"> if an individual experienced 90 days past due delinquency, or worse, </text:span><text:span text:style-name="T13">and 0 otherwise.</text:span><text:span text:style-name="T4">.</text:span></text:p>
      <text:p text:style-name="P13"/>
      <text:p text:style-name="P16"/>
      <text:p text:style-name="P15"><text:span text:style-name="T20">Recall that missing</text:span> values pose a challenge to work with data. Monthly Income and Number of dependents have many missing values (other features have no missing values):</text:p>
      <text:p text:style-name="P15"/>
      <text:p text:style-name="P12">MonthlyIncome <text:s text:c="26"/>29731</text:p>
      <text:p text:style-name="P11">NumberOfDependents <text:s text:c="22"/>3924</text:p>
      <text:p text:style-name="P22"/>
      <text:p text:style-name="P22"/>
      <text:p text:style-name="P25"><text:span text:style-name="T6">I </text:span><text:span text:style-name="T5">improved my previous imputation methodology by imputing training Income data with its median and training dependents data with the mode. I applied these training statistics to impute test data.</text:span></text:p>
      <text:p text:style-name="P18"><text:span text:style-name="T6"/></text:p>
      <text:p text:style-name="P14"/>
      <text:p text:style-name="P8"><text:span text:style-name="T12">C</text:span><text:span text:style-name="T4">reating and Evaluating a Model to predict loan default</text:span></text:p>
      <text:p text:style-name="P21"/>
      <text:p text:style-name="P5"><text:span text:style-name="T4">To predict which individuals would be more likely to default on debt, I created a logistic regression model which will give category values of 0 or 1 for </text:span><text:span text:style-name="T10">SeriousDlqin2yrs</text:span><text:span text:style-name="T4"> for new data. In general, the logistic regression model estimates the probability of an outcome (in our case </text:span><text:span text:style-name="T10">SeriousDlqin2yrs</text:span><text:span text:style-name="T4"> ) being 1. </text:span></text:p>
      <text:p text:style-name="P19"/>
      <text:p text:style-name="P20">I built the model using 80% of the data, and left 20% to test the model's predictions. 80-20 is a very common split of data, but a more robust approach could include creating multiple “folds”, or splits, of the data and repeatedly creating and testing a model.</text:p>
      <text:p text:style-name="P19"/>
      <text:p text:style-name="P19">To give the model the best chance of predicting accurately, I created additional features. <text:soft-page-break/>These include the age and income bins, <text:s/>the log of monthly income, and a scaled monthly income. </text:p>
      <text:p text:style-name="P19"/>
      <text:p text:style-name="P5"><text:span text:style-name="T4">I evaluated my model's predictions with accuracy score, which compares the true value of </text:span><text:span text:style-name="T10">SeriousDlqin2yrs</text:span><text:span text:style-name="T4"> to my model's prediction. This is certainly not the best evaluation model because most of the data has </text:span><text:span text:style-name="T10">SeriousDlqin2yrs</text:span><text:span text:style-name="T4"> = 0, so even if I randomly assigned 0 to every prediction, I would get a very high accuracy score.</text:span></text:p>
      <text:p text:style-name="P19">It is very common to test </text:p>
      <text:p text:style-name="P19"/>
      <text:p text:style-name="P19"/>
      <text:p text:style-name="P19">While we have many features to work with, there is often a best group of features that does a better job of predicting. It is very common to manually test what group of features predicts best. I decided to use an approach called recursive feature elimination, which recursively considers smaller sets of features. There are many other approaches to do this kind of task, but I found this approach to be effective in increasing the accuracy score, albeit by 0.001 points.</text:p>
      <text:p text:style-name="P19"/>
      <text:p text:style-name="P19">If I used all features, including the ones I created, my accuracy score is: </text:p>
      <text:p text:style-name="P23">0.931566666667</text:p>
      <text:p text:style-name="P19"/>
      <text:p text:style-name="P19">While using the recursive feature elimination method, which created the best model with the following features:</text:p>
      <text:p text:style-name="P19"/>
      <text:p text:style-name="P23">'NumberOfTime30-59DaysPastDueNotWorse', 'NumberOfTimes90DaysLate', </text:p>
      <text:p text:style-name="P23">'NumberOfTime60-89DaysPastDueNotWorse', 'NumberOfDependents', </text:p>
      <text:p text:style-name="P23">'log_MonthlyIncome', </text:p>
      <text:p text:style-name="P23">'bins_age', </text:p>
      <text:p text:style-name="P23">'bins_MonthlyIncome'</text:p>
      <text:p text:style-name="P24"/>
      <text:p text:style-name="P6"><text:span text:style-name="T15">Returned an accuracy score of: </text:span><text:span text:style-name="T4"><text:s/></text:span><text:span text:style-name="T14">0.931866666667</text:span></text:p>
      <text:p text:style-name="P24"/>
      <text:p text:style-name="P7"><text:span text:style-name="T17">O</text:span><text:span text:style-name="T16">verall, the logistic regression model is a simple way to predict loan default, but there can be more appropriate models and evaluation metrics for this type of data and tas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4:03:43.674060000</meta:creation-date>
    <meta:editing-duration>PT19M15S</meta:editing-duration>
    <meta:editing-cycles>5</meta:editing-cycles>
    <meta:generator>LibreOffice/5.0.2.2$MacOSX_X86_64 LibreOffice_project/37b43f919e4de5eeaca9b9755ed688758a8251fe</meta:generator>
    <dc:date>2016-05-04T06:59:13.815220000</dc:date>
    <meta:document-statistic meta:table-count="0" meta:image-count="0" meta:object-count="0" meta:page-count="2" meta:paragraph-count="31" meta:word-count="503" meta:character-count="3476" meta:non-whitespace-character-count="2910"/>
  </office:meta>
</office:document-meta>
</file>